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Andale Mono', 'Courier New', Courier, mono"/>
    <style:font-face style:name="Roboto" svg:font-family="Roboto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Roboto" fo:letter-spacing="normal" fo:font-style="normal" fo:font-weight="normal" officeooo:paragraph-rsid="000776fb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Roboto" fo:letter-spacing="normal" fo:font-style="normal" fo:font-weight="normal" officeooo:rsid="000776fb" officeooo:paragraph-rsid="00093188"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.2083in" fo:margin-right="0in" fo:margin-top="0in" fo:margin-bottom="0in" loext:contextual-spacing="false" style:line-height-at-least="0.2083in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555555" style:font-name="Roboto" fo:letter-spacing="normal" fo:font-style="normal" fo:font-weight="normal" loext:padding="0in" loext:border="none"/>
    </style:style>
    <style:style style:name="P6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Roboto" fo:letter-spacing="normal" fo:font-style="normal" fo:font-weight="normal" officeooo:rsid="00093188" officeooo:paragraph-rsid="00093188" loext:padding="0in" loext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Roboto" fo:letter-spacing="normal" fo:font-style="normal" fo:font-weight="normal" officeooo:rsid="00093188" officeooo:paragraph-rsid="000a3188" loext:padding="0in" loext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Roboto" fo:letter-spacing="normal" fo:font-style="normal" fo:font-weight="normal" officeooo:rsid="00093188" officeooo:paragraph-rsid="000c2e5a" loext:padding="0in" loext:border="none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555555" style:font-name="Roboto" fo:letter-spacing="normal" fo:font-style="normal" fo:font-weight="normal" officeooo:rsid="00093188" officeooo:paragraph-rsid="000a3188" loext:padding="0in" loext:border="none"/>
    </style:style>
    <style:style style:name="P11" style:family="paragraph" style:parent-style-name="Text_20_body">
      <style:paragraph-properties fo:margin-top="0in" fo:margin-bottom="0in" loext:contextual-spacing="false"/>
      <style:text-properties officeooo:paragraph-rsid="000a3188"/>
    </style:style>
    <style:style style:name="T1" style:family="text">
      <style:text-properties fo:font-variant="normal" fo:text-transform="none" fo:color="#555555" style:font-name="Roboto" fo:letter-spacing="normal" fo:font-style="normal" fo:font-weight="bold" loext:padding-left="0.2083in" loext:padding-right="0.2083in" loext:padding-top="0.1043in" loext:padding-bottom="0.2083in" loext:border="0.06pt solid #000000"/>
    </style:style>
    <style:style style:name="T2" style:family="text">
      <style:text-properties fo:font-variant="normal" fo:text-transform="none" fo:color="#c51a4a" style:text-line-through-style="none" style:text-line-through-type="none" style:font-name="Roboto" fo:letter-spacing="normal" fo:font-style="normal" style:text-underline-style="none" fo:font-weight="bold" style:text-blinking="false" loext:padding="0in" loext:border="none"/>
    </style:style>
    <style:style style:name="T3" style:family="text">
      <style:text-properties fo:font-variant="normal" fo:text-transform="none" fo:color="#2e8b57" style:font-name="Monaco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e8b57" fo:letter-spacing="normal" loext:padding="0in" loext:border="none"/>
    </style:style>
    <style:style style:name="T5" style:family="text">
      <style:text-properties fo:font-variant="normal" fo:text-transform="none" fo:color="#ce181e" style:font-name="Roboto" fo:letter-spacing="normal" fo:font-style="normal" fo:font-weight="normal" officeooo:rsid="000a3188" loext:padding="0in" loext:border="none"/>
    </style:style>
    <style:style style:name="T6" style:family="text">
      <style:text-properties fo:background-color="#fff200" loext:char-shading-value="0"/>
    </style:style>
    <style:style style:name="T7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/>
      <text:p text:style-name="P7">mkdir -p /home/pi/.config/lxsession/LXDE-pi/</text:p>
      <text:p text:style-name="P7"/>
      <text:p text:style-name="P7"/>
      <text:p text:style-name="P7">cp /etc/xdg/lxsession/LXDE-pi/autostart /home/pi/.config/lxsession/LXDE-pi/autostart</text:p>
      <text:p text:style-name="P7"/>
      <text:p text:style-name="P7">nano /home/pi/.config/lxsession/LXDE-pi/autostart</text:p>
      <text:p text:style-name="P7"/>
      <text:p text:style-name="P9">@lxpanel --profile LXDE-pi</text:p>
      <text:p text:style-name="P9">@pcmanfm --desktop --profile LXDE-pi</text:p>
      <text:p text:style-name="P9">@point-rpi</text:p>
      <text:p text:style-name="P9">@xscreensaver -no-splash <text:s/># comment this line out to disable screensaver</text:p>
      <text:p text:style-name="P9">#@xset s off</text:p>
      <text:p text:style-name="P9">#@xset -dpms</text:p>
      <text:p text:style-name="P9">#@xset s noblank</text:p>
      <text:p text:style-name="P9">#@chromium-browser --incognito --kiosk <text:span text:style-name="T7">https://docs.google.com/presentation/d/e</text:span></text:p>
      <text:p text:style-name="P9">#@/home/pi/xauth_root.sh</text:p>
      <text:p text:style-name="P9">#@/home/pi/autorefresh-chromium.sh</text:p>
      <text:p text:style-name="P9">#@unclutter -display :0 -idle 3 -root -noevents</text:p>
      <text:p text:style-name="P9"/>
      <text:p text:style-name="P9"/>
      <text:p text:style-name="P9"/>
      <text:p text:style-name="P9"/>
      <text:p text:style-name="P7">Link :</text:p>
      <text:p text:style-name="P2"><text:a xlink:type="simple" xlink:href="https://www.raspberrypi.org/forums/viewtopic.php?t=178206" text:style-name="Internet_20_link" text:visited-style-name="Visited_20_Internet_20_Link">https://www.raspberrypi.org/forums/viewtopic.php?t=178206</text:a></text:p>
      <text:p text:style-name="P2">AUTO REFRESH FOR CHROMIUM</text:p>
      <text:p text:style-name="P1"><text:line-break/>Install xdotools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sudo apt-get install xdotool</text:span></text:span></text:p>
      <text:p text:style-name="P5">Next create a script called "xauth_root.sh"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cd /home/pi</text:span></text:span></text:p>
      <text:p text:style-name="P6"><text:span text:style-name="Source_20_Text"><text:span text:style-name="T3">sudo nano xauth_root.sh</text:span></text:span></text:p>
      <text:p text:style-name="P5">Then add these lines to it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#!/bin/bash</text:span></text:span></text:p>
      <text:p text:style-name="P6"/>
      <text:p text:style-name="P6"><text:span text:style-name="Source_20_Text"><text:span text:style-name="T3">#</text:span></text:span></text:p>
      <text:p text:style-name="P6"><text:span text:style-name="Source_20_Text"><text:span text:style-name="T3"># source: https://raspberrypi.stackexchange.com/questions/1719/x11-connection-rejected-because-of-wrong-authentication</text:span></text:span></text:p>
      <text:p text:style-name="P6"><text:span text:style-name="Source_20_Text"><text:span text:style-name="T3">#</text:span></text:span></text:p>
      <text:p text:style-name="P6"><text:span text:style-name="Source_20_Text"><text:span text:style-name="T3">touch /root/.Xauthority</text:span></text:span></text:p>
      <text:p text:style-name="P6"><text:soft-page-break/><text:span text:style-name="Source_20_Text"><text:span text:style-name="T3">xauth merge /home/pi/.Xauthority</text:span></text:span></text:p>
      <text:p text:style-name="P6"><text:span text:style-name="Source_20_Text"><text:span text:style-name="T3">export XAUTHORITY=/root/.Xauthority</text:span></text:span></text:p>
      <text:p text:style-name="P5"><text:line-break/>Make it executable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sudo chmod 755 xauth_root.sh</text:span></text:span></text:p>
      <text:p text:style-name="P5">Now create this auto refresh script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sudo nano autorefresh-chromium.sh</text:span></text:span></text:p>
      <text:p text:style-name="P5">Add these lines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#!/bin/bash</text:span></text:span></text:p>
      <text:p text:style-name="P6"/>
      <text:p text:style-name="P6"><text:span text:style-name="Source_20_Text"><text:span text:style-name="T3">#</text:span></text:span></text:p>
      <text:p text:style-name="P6"><text:span text:style-name="Source_20_Text"><text:span text:style-name="T3"># also see instructions here: https://www.raspberrypi.org/forums/viewtopic.php?t=178206#p1239241</text:span></text:span></text:p>
      <text:p text:style-name="P6"><text:span text:style-name="Source_20_Text"><text:span text:style-name="T3">#</text:span></text:span></text:p>
      <text:p text:style-name="P6"><text:span text:style-name="Source_20_Text"><text:span text:style-name="T3"># To make this run with sudo (which is the case when run at boot), execute "xauth_root.sh" before running this script.</text:span></text:span></text:p>
      <text:p text:style-name="P6"><text:span text:style-name="Source_20_Text"><text:span text:style-name="T3">#</text:span></text:span></text:p>
      <text:p text:style-name="P6"><text:span text:style-name="Source_20_Text"><text:span text:style-name="T3"># xdotools setup instructions found here: http://theembeddedlab.com/tutorials/simulate-keyboard-mouse-events-xdotool-raspberry-pi/</text:span></text:span></text:p>
      <text:p text:style-name="P6"><text:span text:style-name="Source_20_Text"><text:span text:style-name="T3">#</text:span></text:span></text:p>
      <text:p text:style-name="P6"/>
      <text:p text:style-name="P6"><text:span text:style-name="Source_20_Text"><text:span text:style-name="T3"># This will only set up the DISPLAY variable for one command</text:span></text:span></text:p>
      <text:p text:style-name="P6"><text:span text:style-name="Source_20_Text"><text:span text:style-name="T3">DISPLAY=:0 xdotool key "ctrl+F5"</text:span></text:span></text:p>
      <text:p text:style-name="P6"/>
      <text:p text:style-name="P6"><text:span text:style-name="Source_20_Text"><text:span text:style-name="T3"># This will set up the DISPLAY variable for every command executed on this terminal,</text:span></text:span></text:p>
      <text:p text:style-name="P6"><text:span text:style-name="Source_20_Text"><text:span text:style-name="T3"># and child processes spawned from this terminal</text:span></text:span></text:p>
      <text:p text:style-name="P6"><text:span text:style-name="Source_20_Text"><text:span text:style-name="T3">export DISPLAY=:0</text:span></text:span></text:p>
      <text:p text:style-name="P6"/>
      <text:p text:style-name="P6"><text:span text:style-name="Source_20_Text"><text:span text:style-name="T3">while true; #create an infinite loop</text:span></text:span></text:p>
      <text:p text:style-name="P6"><text:span text:style-name="Source_20_Text"><text:span text:style-name="T3">do</text:span></text:span></text:p>
      <text:p text:style-name="P6"><text:span text:style-name="Source_20_Text"><text:span text:style-name="T4"><text:s text:c="2"/></text:span></text:span><text:span text:style-name="Source_20_Text"><text:span text:style-name="T3">xdotool key "ctrl+F5" &amp;</text:span></text:span></text:p>
      <text:p text:style-name="P6"><text:span text:style-name="Source_20_Text"><text:span text:style-name="T4"><text:s text:c="2"/></text:span></text:span><text:span text:style-name="Source_20_Text"><text:span text:style-name="T3">sleep 300 #refresh time in seconds so 300 = every 5 min</text:span></text:span></text:p>
      <text:p text:style-name="P6"><text:span text:style-name="Source_20_Text"><text:span text:style-name="T3">done</text:span></text:span></text:p>
      <text:p text:style-name="P5">(note that this will refresh it every 5 minutes)<text:line-break/><text:line-break/>Make it executable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sudo chmod 755 autorefresh-chromium.sh</text:span></text:span></text:p>
      <text:p text:style-name="P5">Open the LXDE autostart file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sudo nano /home/pi/.config/lxsession/LXDE-pi/autostart</text:span></text:span></text:p>
      <text:p text:style-name="P5"><text:soft-page-break/>And add these three lines to the end (set the desired URL in the first line):</text:p>
      <text:p text:style-name="P4"><text:span text:style-name="T1">Code: </text:span><text:a xlink:type="simple" xlink:href="https://www.raspberrypi.org/forums/viewtopic.php?t=178206#" text:style-name="Internet_20_link" text:visited-style-name="Visited_20_Internet_20_Link"><text:span text:style-name="T2">Select all</text:span></text:a></text:p>
      <text:p text:style-name="P3"><text:span text:style-name="Source_20_Text"><text:span text:style-name="T3">@chromium-browser --incognito --kiosk http://someURL.youwanttodisplay.com # load chromium after boot</text:span></text:span></text:p>
      <text:p text:style-name="P6"><text:span text:style-name="Source_20_Text"><text:span text:style-name="T3">@/home/pi/xauth_root.sh</text:span></text:span></text:p>
      <text:p text:style-name="P6"><text:span text:style-name="Source_20_Text"><text:span text:style-name="T3">@/home/pi/autorefresh-chromium.sh</text:span></text:span></text:p>
      <text:p text:style-name="P5">This worked for me!<text:line-break/><text:line-break/>(see urls in scripts for sources)</text:p>
      <text:p text:style-name="P11"><text:line-break/><text:span text:style-name="T5">This is for auto start:GUI/DIRECT</text:span></text:p>
      <text:p text:style-name="P8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Andale Mono', 'Courier New', Courier, mono"/>
    <style:font-face style:name="Roboto" svg:font-family="Roboto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22:49:35.352877178</meta:creation-date>
    <dc:date>2019-07-08T14:50:18.600572638</dc:date>
    <meta:editing-duration>PT4M13S</meta:editing-duration>
    <meta:editing-cycles>3</meta:editing-cycles>
    <meta:generator>LibreOffice/6.1.5.2$Linux_ARM_EABI LibreOffice_project/10$Build-2</meta:generator>
    <meta:document-statistic meta:table-count="0" meta:image-count="0" meta:object-count="0" meta:page-count="3" meta:paragraph-count="72" meta:word-count="313" meta:character-count="2517" meta:non-whitespace-character-count="2273"/>
  </office:meta>
</office:document-meta>
</file>